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424cm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vertical-align="middle" fo:min-height="0.718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17cm" svg:stroke-color="#000000" draw:marker-start="StartMarker_5f_3" draw:marker-start-width="0.297cm" svg:stroke-opacity="100%" draw:stroke-linejoin="round" draw:fill="none" fo:padding-top="0.133cm" fo:padding-bottom="0.133cm" fo:padding-left="0.258cm" fo:padding-right="0.258cm"/>
    </style:style>
    <style:style style:name="gr6" style:family="graphic" style:parent-style-name="standard">
      <style:graphic-properties draw:stroke="none" draw:fill="none" draw:textarea-vertical-align="middle" fo:min-height="0.36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17cm" svg:stroke-color="#000000" draw:marker-start="StartMarker_5f_6" draw:marker-start-width="0.297cm" svg:stroke-opacity="100%" draw:stroke-linejoin="round" draw:fill="none" fo:padding-top="0.133cm" fo:padding-bottom="0.133cm" fo:padding-left="0.258cm" fo:padding-right="0.258cm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gr9" style:family="graphic" style:parent-style-name="standard">
      <style:graphic-properties draw:stroke="none" draw:fill="none" draw:textarea-vertical-align="middle" fo:min-height="1.208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middle" fo:min-height="1.454cm" fo:padding-top="0.035cm" fo:padding-bottom="0.035cm" fo:padding-left="0.035cm" fo:padding-right="0.035cm"/>
    </style:style>
    <style:style style:name="gr11" style:family="graphic" style:parent-style-name="standard">
      <style:graphic-properties draw:stroke="none" draw:fill="none" draw:textarea-vertical-align="middle" fo:min-height="1.708cm" fo:padding-top="0.035cm" fo:padding-bottom="0.035cm" fo:padding-left="0.035cm" fo:padding-right="0.035cm"/>
    </style:style>
    <style:style style:name="gr12" style:family="graphic" style:parent-style-name="standard">
      <style:graphic-properties draw:stroke="solid" svg:stroke-width="0.017cm" svg:stroke-color="#000000" draw:marker-start="StartMarker_5f_2" draw:marker-start-width="0.297cm" svg:stroke-opacity="100%" draw:stroke-linejoin="round" draw:fill="none" fo:padding-top="0.133cm" fo:padding-bottom="0.133cm" fo:padding-left="0.258cm" fo:padding-right="0.258cm"/>
    </style:style>
    <style:style style:name="gr13" style:family="graphic" style:parent-style-name="standard">
      <style:graphic-properties draw:stroke="none" draw:fill="none" draw:textarea-vertical-align="middle" fo:min-height="1.327cm" fo:padding-top="0.035cm" fo:padding-bottom="0.035cm" fo:padding-left="0.035cm" fo:padding-right="0.03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Arial1" fo:font-size="11pt" style:font-name-asian="Arial1" style:font-size-asian="11pt" style:font-name-complex="Arial1" style:font-size-complex="11pt"/>
    </style:style>
    <style:style style:name="T3" style:family="text">
      <style:text-properties fo:color="#000000" style:font-name="Arial1" fo:font-size="9pt" style:font-name-asian="Arial1" style:font-size-asian="9pt" style:font-name-complex="Arial1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atic Structure-1" draw:style-name="dp1" draw:master-page-name="Default">
        <draw:frame draw:style-name="gr1" draw:layer="layout" svg:width="5.362cm" svg:height="1.239cm" svg:x="1.524cm" svg:y="1.27cm">
          <draw:text-box>
            <text:p text:style-name="P1"><text:span text:style-name="T1">FMC_test</text:span><text:span text:style-name="T1"><text:line-break/></text:span><text:span text:style-name="T1"/></text:p>
          </draw:text-box>
        </draw:frame>
        <draw:g>
          <draw:g>
            <draw:polygon draw:style-name="gr2" draw:layer="layout" svg:width="3cm" svg:height="1cm" svg:x="7.04cm" svg:y="3.7cm" svg:viewBox="0 0 3001 1001" draw:points="0,1001 3001,1001 3001,0 0,0">
              <text:p/>
            </draw:polygon>
            <draw:polygon draw:style-name="gr3" draw:layer="layout" svg:width="3cm" svg:height="1cm" svg:x="7.04cm" svg:y="3.7cm" svg:viewBox="0 0 3001 1001" draw:points="0,1001 3001,1001 3001,0 0,0">
              <text:p/>
            </draw:polygon>
          </draw:g>
          <draw:frame draw:style-name="gr4" draw:layer="layout" svg:width="3cm" svg:height="1.253cm" svg:x="7.04cm" svg:y="3.574cm">
            <draw:text-box>
              <text:p text:style-name="P1"><text:span text:style-name="T2">Execução do firmware ADC</text:span></text:p>
            </draw:text-box>
          </draw:frame>
        </draw:g>
        <draw:polyline draw:style-name="gr5" draw:layer="layout" svg:width="1.198cm" svg:height="0.975cm" svg:x="5.842cm" svg:y="3.175cm" svg:viewBox="0 0 1199 976" draw:points="1199,976 299,976 299,0 0,0">
          <text:p/>
        </draw:polyline>
        <draw:g>
          <draw:g>
            <draw:polygon draw:style-name="gr2" draw:layer="layout" svg:width="2.662cm" svg:height="0.65cm" svg:x="10.127cm" svg:y="4.05cm" svg:viewBox="0 0 2663 651" draw:points="0,651 2663,651 2663,0 0,0">
              <text:p/>
            </draw:polygon>
            <draw:polygon draw:style-name="gr3" draw:layer="layout" svg:width="2.662cm" svg:height="0.65cm" svg:x="10.127cm" svg:y="4.05cm" svg:viewBox="0 0 2663 651" draw:points="0,651 2663,651 2663,0 0,0">
              <text:p/>
            </draw:polygon>
          </draw:g>
          <draw:frame draw:style-name="gr6" draw:layer="layout" svg:width="2.662cm" svg:height="0.65cm" svg:x="10.127cm" svg:y="4.05cm">
            <draw:text-box>
              <text:p text:style-name="P1"><text:span text:style-name="T3">Tcl commands</text:span></text:p>
            </draw:text-box>
          </draw:frame>
        </draw:g>
        <draw:line draw:style-name="gr7" draw:layer="layout" svg:x1="16.383cm" svg:y1="6.731cm" svg:x2="14.859cm" svg:y2="6.731cm">
          <text:p/>
        </draw:line>
        <draw:g>
          <draw:g>
            <draw:polygon draw:style-name="gr8" draw:text-style-name="P2" draw:layer="layout" svg:width="4.444cm" svg:height="0.888cm" svg:x="16.383cm" svg:y="6.35cm" svg:viewBox="0 0 4445 889" draw:points="0,889 4445,889 4445,0 0,0">
              <text:p text:style-name="P2"><text:span text:style-name="T4"><text:s/></text:span><text:span text:style-name="T4">Exibição de dados de corrente</text:span><text:span text:style-name="T4"><text:line-break/></text:span><text:span text:style-name="T4"> de entrada nos canais no terminal</text:span></text:p>
            </draw:polygon>
            <draw:polygon draw:style-name="gr3" draw:layer="layout" svg:width="4.444cm" svg:height="0.888cm" svg:x="16.383cm" svg:y="6.35cm" svg:viewBox="0 0 4445 889" draw:points="0,889 4445,889 4445,0 0,0">
              <text:p/>
            </draw:polygon>
          </draw:g>
        </draw:g>
        <draw:g>
          <draw:g>
            <draw:polygon draw:style-name="gr2" draw:layer="layout" svg:width="4.596cm" svg:height="0.834cm" svg:x="10.287cm" svg:y="6.309cm" svg:viewBox="0 0 4597 835" draw:points="0,835 4597,835 4597,0 0,0">
              <text:p/>
            </draw:polygon>
            <draw:polygon draw:style-name="gr3" draw:layer="layout" svg:width="4.596cm" svg:height="0.834cm" svg:x="10.287cm" svg:y="6.309cm" svg:viewBox="0 0 4597 835" draw:points="0,835 4597,835 4597,0 0,0">
              <text:p/>
            </draw:polygon>
          </draw:g>
          <draw:frame draw:style-name="gr9" draw:text-style-name="P1" draw:layer="layout" svg:width="4.595cm" svg:height="1.278cm" svg:x="10.287cm" svg:y="6.088cm">
            <draw:text-box>
              <text:p text:style-name="P1"><text:span text:style-name="T5">Inicialização do Softcore Microblaze</text:span></text:p>
            </draw:text-box>
          </draw:frame>
        </draw:g>
        <draw:g>
          <draw:g>
            <draw:polygon draw:style-name="gr2" draw:layer="layout" svg:width="3.61cm" svg:height="0.995cm" svg:x="2.231cm" svg:y="2.931cm" svg:viewBox="0 0 3611 996" draw:points="0,996 3611,996 3611,0 0,0">
              <text:p/>
            </draw:polygon>
            <draw:polygon draw:style-name="gr3" draw:layer="layout" svg:width="3.61cm" svg:height="0.995cm" svg:x="2.231cm" svg:y="2.931cm" svg:viewBox="0 0 3611 996" draw:points="0,996 3611,996 3611,0 0,0">
              <text:p/>
            </draw:polygon>
          </draw:g>
          <draw:frame draw:style-name="gr10" draw:text-style-name="P1" draw:layer="layout" svg:width="3.61cm" svg:height="1.524cm" svg:x="2.231cm" svg:y="2.667cm">
            <draw:text-box>
              <text:p text:style-name="P1"><text:span text:style-name="T5">TESTE AUTOMATIZADO </text:span><text:span text:style-name="T5"><text:line-break/></text:span><text:span text:style-name="T5">“.sh” ou “.bat”</text:span></text:p>
            </draw:text-box>
          </draw:frame>
        </draw:g>
        <draw:g>
          <draw:g>
            <draw:polygon draw:style-name="gr2" draw:layer="layout" svg:width="4.952cm" svg:height="1.161cm" svg:x="10.287cm" svg:y="8.309cm" svg:viewBox="0 0 4953 1162" draw:points="0,1162 4953,1162 4953,0 0,0">
              <text:p/>
            </draw:polygon>
            <draw:polygon draw:style-name="gr3" draw:layer="layout" svg:width="4.952cm" svg:height="1.161cm" svg:x="10.287cm" svg:y="8.309cm" svg:viewBox="0 0 4953 1162" draw:points="0,1162 4953,1162 4953,0 0,0">
              <text:p/>
            </draw:polygon>
          </draw:g>
          <draw:frame draw:style-name="gr11" draw:text-style-name="P1" draw:layer="layout" svg:width="4.951cm" svg:height="1.778cm" svg:x="10.287cm" svg:y="8.001cm">
            <draw:text-box>
              <text:p text:style-name="P1"><text:span text:style-name="T5">Possibilidade de integração com módulo de PCI Express via Xilinx IP Integrator</text:span></text:p>
            </draw:text-box>
          </draw:frame>
        </draw:g>
        <draw:polyline draw:style-name="gr12" draw:layer="layout" svg:width="1.68cm" svg:height="2.006cm" svg:x="8.632cm" svg:y="4.77cm" svg:viewBox="0 0 1681 2007" draw:points="1681,2007 0,2007 0,0">
          <text:p/>
        </draw:polyline>
        <draw:g>
          <draw:g>
            <draw:polygon draw:style-name="gr2" draw:layer="layout" svg:width="3.61cm" svg:height="0.995cm" svg:x="2.231cm" svg:y="5.979cm" svg:viewBox="0 0 3611 996" draw:points="0,996 3611,996 3611,0 0,0">
              <text:p/>
            </draw:polygon>
            <draw:polygon draw:style-name="gr3" draw:layer="layout" svg:width="3.61cm" svg:height="0.995cm" svg:x="2.231cm" svg:y="5.979cm" svg:viewBox="0 0 3611 996" draw:points="0,996 3611,996 3611,0 0,0">
              <text:p/>
            </draw:polygon>
          </draw:g>
          <draw:frame draw:style-name="gr10" draw:text-style-name="P1" draw:layer="layout" svg:width="3.61cm" svg:height="1.524cm" svg:x="2.231cm" svg:y="5.715cm">
            <draw:text-box>
              <text:p text:style-name="P1"><text:span text:style-name="T5">Abrir projeto via VIVADO</text:span></text:p>
            </draw:text-box>
          </draw:frame>
        </draw:g>
        <draw:polyline draw:style-name="gr5" draw:layer="layout" svg:width="4.373cm" svg:height="2.245cm" svg:x="5.842cm" svg:y="6.517cm" svg:viewBox="0 0 4374 2246" draw:points="4374,2246 1092,2246 1092,0 0,0">
          <text:p/>
        </draw:polyline>
        <draw:g>
          <draw:g>
            <draw:polygon draw:style-name="gr2" draw:layer="layout" svg:width="2.793cm" svg:height="0.912cm" svg:x="10.287cm" svg:y="10.275cm" svg:viewBox="0 0 2794 913" draw:points="0,913 2794,913 2794,0 0,0">
              <text:p/>
            </draw:polygon>
            <draw:polygon draw:style-name="gr3" draw:layer="layout" svg:width="2.793cm" svg:height="0.912cm" svg:x="10.287cm" svg:y="10.275cm" svg:viewBox="0 0 2794 913" draw:points="0,913 2794,913 2794,0 0,0">
              <text:p/>
            </draw:polygon>
          </draw:g>
          <draw:frame draw:style-name="gr13" draw:text-style-name="P1" draw:layer="layout" svg:width="2.793cm" svg:height="1.397cm" svg:x="10.287cm" svg:y="10.033cm">
            <draw:text-box>
              <text:p text:style-name="P1"><text:span text:style-name="T5">Microblaze</text:span></text:p>
            </draw:text-box>
          </draw:frame>
        </draw:g>
        <draw:polyline draw:style-name="gr12" draw:layer="layout" svg:width="1.68cm" svg:height="2.006cm" svg:x="8.606cm" svg:y="8.763cm" svg:viewBox="0 0 1681 2007" draw:points="1681,2007 0,2007 0,0">
          <text:p/>
        </draw:polyline>
        <draw:line draw:style-name="gr7" draw:layer="layout" svg:x1="14.605cm" svg:y1="10.668cm" svg:x2="13.081cm" svg:y2="10.668cm">
          <text:p/>
        </draw:line>
        <draw:line draw:style-name="gr7" draw:layer="layout" svg:x1="16.379cm" svg:y1="6.731cm" svg:x2="14.855cm" svg:y2="6.731cm">
          <text:p/>
        </draw:line>
        <draw:g>
          <draw:g>
            <draw:polygon draw:style-name="gr8" draw:text-style-name="P2" draw:layer="layout" svg:width="6.095cm" svg:height="1.523cm" svg:x="14.605cm" svg:y="10.287cm" svg:viewBox="0 0 6096 1524" draw:points="0,1524 6096,1524 6096,0 0,0">
              <text:p text:style-name="P2"><text:span text:style-name="T4"><text:s/></text:span><text:span text:style-name="T4">Pode-se adicionar memória EEPROM(FMC)</text:span><text:span text:style-name="T4"><text:line-break/></text:span><text:span text:style-name="T4"> ou DDR3(AFC), já pré-instanciados no Vivado, </text:span></text:p>
              <text:p text:style-name="P2"><text:span text:style-name="T4"><text:s/></text:span><text:span text:style-name="T4">para aquisição de dados de corrente </text:span></text:p>
              <text:p text:style-name="P2"><text:span text:style-name="T4"><text:s/></text:span><text:span text:style-name="T4">ou calibração</text:span></text:p>
            </draw:polygon>
            <draw:polygon draw:style-name="gr3" draw:layer="layout" svg:width="6.095cm" svg:height="1.523cm" svg:x="14.605cm" svg:y="10.287cm" svg:viewBox="0 0 6096 1524" draw:points="0,1524 6096,1524 6096,0 0,0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tartMarker_5f_1" draw:display-name="StartMarker_1" svg:viewBox="0 0 20 30" svg:d="M10 0l-10 30h20z"/>
    <draw:marker draw:name="StartMarker_5f_10" draw:display-name="StartMarker_10" svg:viewBox="0 0 20 30" svg:d="M10 0l-10 30h20z"/>
    <draw:marker draw:name="StartMarker_5f_11" draw:display-name="StartMarker_11" svg:viewBox="0 0 20 30" svg:d="M10 0l-10 30h20z"/>
    <draw:marker draw:name="StartMarker_5f_2" draw:display-name="StartMarker_2" svg:viewBox="0 0 20 30" svg:d="M10 0l-10 30h20z"/>
    <draw:marker draw:name="StartMarker_5f_3" draw:display-name="StartMarker_3" svg:viewBox="0 0 20 30" svg:d="M10 0l-10 30h20z"/>
    <draw:marker draw:name="StartMarker_5f_4" draw:display-name="StartMarker_4" svg:viewBox="0 0 20 30" svg:d="M10 0l-10 30h20z"/>
    <draw:marker draw:name="StartMarker_5f_5" draw:display-name="StartMarker_5" svg:viewBox="0 0 20 30" svg:d="M10 0l-10 30h20z"/>
    <draw:marker draw:name="StartMarker_5f_6" draw:display-name="StartMarker_6" svg:viewBox="0 0 20 30" svg:d="M10 0l-10 30h20z"/>
    <draw:marker draw:name="StartMarker_5f_7" draw:display-name="StartMarker_7" svg:viewBox="0 0 20 30" svg:d="M10 0l-10 30h20z"/>
    <draw:marker draw:name="StartMarker_5f_8" draw:display-name="StartMarker_8" svg:viewBox="0 0 20 30" svg:d="M10 0l-10 30h20z"/>
    <draw:marker draw:name="StartMarker_5f_9" draw:display-name="StartMarker_9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24T13:47:09.709101618</dc:date>
    <meta:generator>LibreOffice/4.2.8.2$Linux_X86_64 LibreOffice_project/420m0$Build-2</meta:generator>
    <meta:editing-duration>P0D</meta:editing-duration>
    <meta:editing-cycles>1</meta:editing-cycles>
    <meta:document-statistic meta:object-count="51"/>
  </office:meta>
</office:document-meta>
</file>